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13.56cm"/>
    </style:style>
    <style:style style:name="gr2" style:family="graphic" style:parent-style-name="standard">
      <style:graphic-properties draw:stroke="none" draw:fill="none" draw:fill-color="#ffffff" fo:min-height="12.89cm"/>
    </style:style>
    <style:style style:name="gr3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fo:min-height="12.331cm"/>
    </style:style>
    <style:style style:name="gr5" style:family="graphic" style:parent-style-name="standard">
      <style:graphic-properties draw:stroke="none" draw:fill="none" draw:fill-color="#ffffff" fo:min-height="14.932cm"/>
    </style:style>
    <style:style style:name="gr6" style:family="graphic" style:parent-style-name="standard">
      <style:graphic-properties draw:stroke="none" draw:fill="none" draw:fill-color="#ffffff" fo:min-height="9.498cm"/>
    </style:style>
    <style:style style:name="gr7" style:family="graphic" style:parent-style-name="standard">
      <style:graphic-properties draw:stroke="none" draw:fill="none" draw:fill-color="#ffffff" fo:min-height="2.995cm"/>
    </style:style>
    <style:style style:name="gr8" style:family="graphic" style:parent-style-name="standard">
      <style:graphic-properties draw:stroke="none" draw:fill="none" draw:fill-color="#ffffff" fo:min-height="14.102cm"/>
    </style:style>
    <style:style style:name="gr9" style:family="graphic" style:parent-style-name="standard">
      <style:graphic-properties draw:stroke="none" draw:fill="none" draw:fill-color="#ffffff" fo:min-height="8.489cm"/>
    </style:style>
    <style:style style:name="gr10" style:family="graphic" style:parent-style-name="standard">
      <style:graphic-properties draw:stroke="none" draw:fill="none" draw:fill-color="#ffffff" fo:min-height="7.031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pr1" style:family="presentation" style:parent-style-name="Default-title">
      <style:graphic-properties draw:fill-color="#ffffff" draw:auto-grow-height="true" fo:min-height="4.843cm"/>
    </style:style>
    <style:style style:name="pr2" style:family="presentation" style:parent-style-name="Default-subtitle" style:list-style-name="L6">
      <style:graphic-properties draw:fill-color="#ffffff" draw:auto-grow-height="true" fo:min-height="11.028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256cm"/>
    </style:style>
    <style:style style:name="pr5" style:family="presentation" style:parent-style-name="Default-outline1">
      <style:graphic-properties draw:fill-color="#ffffff" draw:auto-grow-height="true" fo:min-height="14.133cm"/>
    </style:style>
    <style:style style:name="pr6" style:family="presentation" style:parent-style-name="Default-notes">
      <style:graphic-properties draw:fill-color="#ffffff" fo:min-height="11.411cm"/>
    </style:style>
    <style:style style:name="pr7" style:family="presentation" style:parent-style-name="Default-title">
      <style:graphic-properties draw:fill-color="#ffffff" draw:auto-grow-height="true" fo:min-height="2.152cm"/>
    </style:style>
    <style:style style:name="pr8" style:family="presentation" style:parent-style-name="Default-subtitle">
      <style:graphic-properties draw:fill-color="#ffffff" draw:auto-grow-height="true" fo:min-height="12.963cm"/>
    </style:style>
    <style:style style:name="pr9" style:family="presentation" style:parent-style-name="Default-subtitle">
      <style:graphic-properties draw:fill-color="#ffffff" draw:auto-grow-height="true" fo:min-height="15.511cm"/>
    </style:style>
    <style:style style:name="pr10" style:family="presentation" style:parent-style-name="Default-title">
      <style:graphic-properties draw:fill-color="#ffffff" draw:auto-grow-height="true" fo:min-height="2.483cm"/>
    </style:style>
    <style:style style:name="pr11" style:family="presentation" style:parent-style-name="Default-title">
      <style:graphic-properties draw:fill-color="#ffffff" draw:auto-grow-height="true" fo:min-height="2.467cm"/>
    </style:style>
    <style:style style:name="pr12" style:family="presentation" style:parent-style-name="Default-outline1">
      <style:graphic-properties draw:fill-color="#ffffff" draw:auto-grow-height="true" fo:min-height="15.762cm"/>
    </style:style>
    <style:style style:name="pr13" style:family="presentation" style:parent-style-name="Default-outline1">
      <style:graphic-properties draw:fill-color="#ffffff" draw:auto-grow-height="true" fo:min-height="12.285cm"/>
    </style:style>
    <style:style style:name="pr14" style:family="presentation" style:parent-style-name="Default-outline1">
      <style:graphic-properties draw:fill-color="#ffffff" draw:auto-grow-height="true" fo:min-height="14.901cm"/>
    </style:style>
    <style:style style:name="pr15" style:family="presentation" style:parent-style-name="Default-title">
      <style:graphic-properties draw:fill-color="#ffffff" draw:auto-grow-height="true" fo:min-height="2.407cm"/>
    </style:style>
    <style:style style:name="pr16" style:family="presentation" style:parent-style-name="Default-title">
      <style:graphic-properties draw:fill-color="#ffffff" draw:auto-grow-height="true" fo:min-height="2.253cm"/>
    </style:style>
    <style:style style:name="pr17" style:family="presentation" style:parent-style-name="Default-outline1">
      <style:graphic-properties draw:fill-color="#ffffff" draw:auto-grow-height="true" fo:min-height="16.132cm"/>
    </style:style>
    <style:style style:name="pr18" style:family="presentation" style:parent-style-name="Default-title">
      <style:graphic-properties draw:fill-color="#ffffff" draw:auto-grow-height="true" fo:min-height="2.49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size="29.700000762939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text-indent="0cm"/>
      <style:text-properties fo:font-size="20pt" fo:font-weight="bold"/>
    </style:style>
    <style:style style:name="P9" style:family="paragraph">
      <style:paragraph-properties fo:margin-left="0cm" fo:margin-right="0cm" fo:text-align="start" fo:text-indent="0cm">
        <style:tab-stops/>
      </style:paragraph-properties>
      <style:text-properties fo:font-family="Courier" style:font-family-generic="modern" style:font-pitch="fixed" fo:font-size="18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Courier" style:font-family-generic="modern" style:font-pitch="fixed" fo:font-size="18pt"/>
    </style:style>
    <style:style style:name="P12" style:family="paragraph">
      <style:paragraph-properties fo:margin-left="0cm" fo:margin-right="0cm" fo:text-indent="0cm"/>
      <style:text-properties fo:font-family="Courier" style:font-family-generic="modern" style:font-pitch="fixed"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1.2cm" fo:margin-right="0cm" fo:margin-top="0cm" fo:margin-bottom="0cm" text:enable-numbering="false" fo:text-indent="-0.9cm"/>
    </style:style>
    <style:style style:name="P17" style:family="paragraph">
      <style:paragraph-properties fo:margin-left="1.2cm" fo:margin-right="0cm" fo:margin-top="0cm" fo:margin-bottom="0cm" text:enable-numbering="false" fo:text-indent="-0.9cm"/>
      <style:text-properties fo:font-family="Courier" style:font-family-generic="modern" style:font-pitch="fixed" fo:font-size="20pt"/>
    </style:style>
    <style:style style:name="P18" style:family="paragraph">
      <style:paragraph-properties fo:margin-left="1.2cm" fo:margin-right="0cm" fo:margin-top="0cm" fo:margin-bottom="0cm" text:enable-numbering="false" fo:text-indent="-0.9cm"/>
      <style:text-properties fo:font-family="Courier" style:font-family-generic="modern" style:font-pitch="fixed" fo:font-size="13pt"/>
    </style:style>
    <style:style style:name="P19" style:family="paragraph">
      <style:paragraph-properties fo:margin-left="1.2cm" fo:margin-right="0cm" fo:margin-top="0cm" fo:margin-bottom="0cm" text:enable-numbering="true" fo:text-indent="-0.9cm"/>
    </style:style>
    <style:style style:name="P20" style:family="paragraph">
      <style:paragraph-properties fo:margin-left="2.4cm" fo:margin-right="0cm" fo:margin-top="0cm" fo:margin-bottom="0cm" fo:text-indent="-0.8cm"/>
    </style:style>
    <style:style style:name="P21" style:family="paragraph">
      <style:paragraph-properties fo:margin-left="2.4cm" fo:margin-right="0cm" fo:text-indent="-0.8cm"/>
    </style:style>
    <style:style style:name="P22" style:family="paragraph">
      <style:paragraph-properties fo:margin-left="1.2cm" fo:margin-right="0cm" fo:margin-top="0cm" fo:margin-bottom="0cm" text:enable-numbering="false" fo:text-indent="-0.9cm"/>
      <style:text-properties fo:font-family="Courier" style:font-family-generic="modern" style:font-pitch="fixed" fo:font-size="24pt"/>
    </style:style>
    <style:style style:name="P23" style:family="paragraph">
      <style:paragraph-properties fo:margin-left="0cm" fo:margin-right="0cm" fo:text-indent="0cm"/>
      <style:text-properties fo:font-family="Courier" style:font-family-generic="modern" style:font-pitch="fixed" fo:font-size="20pt" fo:font-weight="bold"/>
    </style:style>
    <style:style style:name="P24" style:family="paragraph">
      <style:paragraph-properties fo:margin-left="0cm" fo:margin-right="0cm" fo:margin-top="0cm" fo:margin-bottom="0cm" text:enable-numbering="false" fo:text-indent="0cm"/>
    </style:style>
    <style:style style:name="P25" style:family="paragraph">
      <style:paragraph-properties fo:margin-left="1.2cm" fo:margin-right="0cm" fo:margin-top="0cm" fo:margin-bottom="0cm" text:enable-numbering="true" fo:text-indent="-0.9cm">
        <style:tab-stops/>
      </style:paragraph-properties>
    </style:style>
    <style:style style:name="P26" style:family="paragraph">
      <style:paragraph-properties fo:margin-left="1.2cm" fo:margin-right="0cm" fo:margin-top="0cm" fo:margin-bottom="0cm" text:enable-numbering="false" fo:text-indent="-0.9cm">
        <style:tab-stops/>
      </style:paragraph-properties>
      <style:text-properties fo:font-family="Courier" style:font-family-generic="modern" style:font-pitch="fixed" fo:font-size="18pt"/>
    </style:style>
    <style:style style:name="P27" style:family="paragraph">
      <style:paragraph-properties fo:margin-left="1.2cm" fo:margin-right="0cm" fo:margin-top="0cm" fo:margin-bottom="0cm" text:enable-numbering="false" fo:text-indent="-0.9cm"/>
      <style:text-properties fo:font-family="Courier" style:font-family-generic="modern" style:font-pitch="fixed" fo:font-size="16pt"/>
    </style:style>
    <style:style style:name="P28" style:family="paragraph">
      <style:paragraph-properties fo:margin-left="1.2cm" fo:margin-right="0cm" text:enable-numbering="false" fo:text-indent="-0.9cm"/>
    </style:style>
    <style:style style:name="P29" style:family="paragraph">
      <style:text-properties fo:font-family="Helvetica" style:font-family-generic="swiss" style:font-pitch="variable"/>
    </style:style>
    <style:style style:name="T1" style:family="text">
      <style:text-properties fo:font-size="54pt"/>
    </style:style>
    <style:style style:name="T2" style:family="text">
      <style:text-properties fo:font-size="29.7000007629394pt"/>
    </style:style>
    <style:style style:name="T3" style:family="text">
      <style:text-properties fo:font-family="Avantgarde" style:font-family-generic="swiss" style:font-pitch="variable" fo:font-size="40pt" fo:font-weight="bold"/>
    </style:style>
    <style:style style:name="T4" style:family="text">
      <style:text-properties fo:font-family="Courier" style:font-family-generic="modern" style:font-pitch="fixed" fo:font-size="28pt"/>
    </style:style>
    <style:style style:name="T5" style:family="text">
      <style:text-properties fo:font-family="Helvetica" style:font-family-generic="swiss" style:font-pitch="variable" fo:font-size="16pt"/>
    </style:style>
    <style:style style:name="T6" style:family="text">
      <style:text-properties fo:font-size="24pt"/>
    </style:style>
    <style:style style:name="T7" style:family="text">
      <style:text-properties fo:font-family="'Helvetica Narrow'" style:font-family-generic="swiss" style:font-pitch="variable" fo:font-size="36pt" fo:font-weight="bold"/>
    </style:style>
    <style:style style:name="T8" style:family="text">
      <style:text-properties fo:font-family="Courier" style:font-family-generic="modern" style:font-pitch="fixed" fo:font-size="20pt" fo:font-weight="bold"/>
    </style:style>
    <style:style style:name="T9" style:family="text">
      <style:text-properties fo:font-size="40pt" fo:font-weight="normal"/>
    </style:style>
    <style:style style:name="T10" style:family="text">
      <style:text-properties fo:font-family="Helvetica" style:font-family-generic="swiss" style:font-pitch="variable" fo:font-size="28pt" fo:font-weight="bold"/>
    </style:style>
    <style:style style:name="T11" style:family="text">
      <style:text-properties fo:font-family="Helvetica" style:font-family-generic="swiss" style:font-pitch="variable" fo:font-size="40pt" fo:font-weight="bold"/>
    </style:style>
    <style:style style:name="T12" style:family="text">
      <style:text-properties fo:font-family="Courier" style:font-family-generic="modern" style:font-pitch="fixed" fo:font-size="28pt" fo:font-weight="bold"/>
    </style:style>
    <style:style style:name="T13" style:family="text">
      <style:text-properties fo:font-family="Courier" style:font-family-generic="modern" style:font-pitch="fixed" fo:font-size="18pt" fo:font-weight="bold"/>
    </style:style>
    <style:style style:name="T14" style:family="text">
      <style:text-properties fo:font-family="Courier" style:font-family-generic="modern" style:font-pitch="fixed" fo:font-size="18pt"/>
    </style:style>
    <style:style style:name="T15" style:family="text">
      <style:text-properties fo:font-family="Courier" style:font-family-generic="modern" style:font-pitch="fixed" fo:font-size="20pt"/>
    </style:style>
    <style:style style:name="T16" style:family="text">
      <style:text-properties fo:font-family="Courier" style:font-family-generic="modern" style:font-pitch="fixed" fo:font-size="22pt" fo:font-weight="bold"/>
    </style:style>
    <style:style style:name="T17" style:family="text">
      <style:text-properties fo:font-family="Courier" style:font-family-generic="modern" style:font-pitch="fixed" fo:font-size="20pt" fo:font-weight="normal"/>
    </style:style>
    <style:style style:name="T18" style:family="text">
      <style:text-properties fo:font-family="Courier" style:font-family-generic="modern" style:font-pitch="fixed"/>
    </style:style>
    <style:style style:name="T19" style:family="text">
      <style:text-properties fo:font-size="18pt"/>
    </style:style>
    <style:style style:name="T20" style:family="text">
      <style:text-properties fo:font-family="Courier" style:font-family-generic="modern" style:font-pitch="fixed" fo:font-size="24pt" fo:font-weight="bold"/>
    </style:style>
    <style:style style:name="T21" style:family="text">
      <style:text-properties fo:font-family="Courier" style:font-family-generic="modern" style:font-pitch="fixed" fo:font-size="24pt"/>
    </style:style>
    <style:style style:name="T22" style:family="text">
      <style:text-properties fo:font-family="Courier" style:font-family-generic="modern" style:font-pitch="fixed" fo:font-size="32pt" fo:font-weight="bold"/>
    </style:style>
    <style:style style:name="T23" style:family="text">
      <style:text-properties fo:font-family="Courier" style:font-family-generic="modern" style:font-pitch="fixed" fo:font-size="22pt"/>
    </style:style>
    <style:style style:name="T24" style:family="text">
      <style:text-properties fo:font-family="Courier" style:font-family-generic="modern" style:font-pitch="fixed" fo:font-size="13pt"/>
    </style:style>
    <style:style style:name="T25" style:family="text">
      <style:text-properties fo:font-family="Helvetica" style:font-family-generic="swiss" style:font-pitch="variable" fo:font-size="32pt" fo:font-weight="bold"/>
    </style:style>
    <style:style style:name="T26" style:family="text">
      <style:text-properties fo:font-family="Helvetica" style:font-family-generic="swiss" style:font-pitch="variable" fo:font-size="32pt" fo:font-weight="normal"/>
    </style:style>
    <style:style style:name="T27" style:family="text">
      <style:text-properties fo:font-family="Courier" style:font-family-generic="modern" style:font-pitch="fixed" fo:font-size="16pt" fo:font-weight="bold"/>
    </style:style>
    <style:style style:name="T28" style:family="text">
      <style:text-properties fo:font-family="Courier" style:font-family-generic="modern" style:font-pitch="fixed" fo:font-size="16pt"/>
    </style:style>
    <style:style style:name="T29" style:family="text">
      <style:text-properties fo:font-family="Helvetica" style:font-family-generic="swiss" style:font-pitch="variable" fo:font-size="40pt"/>
    </style:style>
    <style:style style:name="T30" style:family="text">
      <style:text-properties fo:font-family="Courier" style:font-family-generic="modern" style:font-pitch="fixed" fo:font-size="48pt" fo:font-weight="bold"/>
    </style:style>
    <style:style style:name="T31" style:family="text">
      <style:text-properties fo:font-family="Helvetica" style:font-family-generic="swiss" style:font-pitch="variable" fo:font-size="20pt"/>
    </style:style>
    <style:style style:name="T32" style:family="text">
      <style:text-properties fo:font-family="Courier" style:font-family-generic="modern" style:font-pitch="fixed" fo:font-size="12pt"/>
    </style:style>
    <style:style style:name="T33" style:family="text">
      <style:text-properties fo:font-family="Helvetica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96cm" svg:height="4.843cm" svg:x="2.905cm" svg:y="1.564cm" presentation:class="title" presentation:user-transformed="true">
          <draw:text-box>
            <text:p text:style-name="P1"><text:span text:style-name="T1">Serba-serbi Sistem berbasis GNU/Linux</text:span></text:p>
          </draw:text-box>
        </draw:frame>
        <draw:frame presentation:style-name="pr2" draw:text-style-name="P4" draw:layer="layout" svg:width="23.996cm" svg:height="11.028cm" svg:x="2.943cm" svg:y="7.24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http://rms46.vlsm.org/1/69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© 2002-2005 -- GFDL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(rev. 2005-11-2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presentasi ini dibuat dengan OpenOffice 2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3.996cm" svg:height="3.256cm" svg:x="2.981cm" svg:y="0.993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3.996cm" svg:height="14.133cm" svg:x="2.905cm" svg:y="4.34cm" presentation:class="outline" presentation:user-transformed="true">
          <draw:text-box>
            <text:list text:style-name="L3">
              <text:list-item>
                <text:p text:style-name="P5">w (who)</text:p>
              </text:list-item>
            </text:list>
            <text:list text:style-name="L3">
              <text:list-item>
                <text:p text:style-name="P5">top (proses)</text:p>
              </text:list-item>
            </text:list>
            <text:list text:style-name="L3">
              <text:list-item>
                <text:p text:style-name="P5">proses (proc)</text:p>
              </text:list-item>
            </text:list>
            <text:list text:style-name="L3">
              <text:list-item>
                <text:p text:style-name="P5">init (proses #1)</text:p>
              </text:list-item>
            </text:list>
            <text:list text:style-name="L3">
              <text:list-item>
                <text:p text:style-name="P5">partisi disk (fdisk)</text:p>
              </text:list-item>
            </text:list>
            <text:list text:style-name="L3">
              <text:list-item>
                <text:p text:style-name="P5">mount (fstab)</text:p>
              </text:list-item>
            </text:list>
            <text:list text:style-name="L3">
              <text:list-item>
                <text:p text:style-name="P5">FHS (direktori)</text:p>
              </text:list-item>
            </text:list>
            <text:list text:style-name="L3">
              <text:list-item>
                <text:p text:style-name="P5">passwd dan shadow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text-style-name="P1" draw:layer="layout" svg:width="23.996cm" svg:height="2.152cm" svg:x="2.677cm" svg:y="1.688cm" presentation:class="title" presentation:user-transformed="true">
          <draw:text-box>
            <text:p text:style-name="P1">w (who)</text:p>
          </draw:text-box>
        </draw:frame>
        <draw:frame draw:style-name="gr1" draw:text-style-name="P8" draw:layer="layout" svg:width="27.181cm" svg:height="14.845cm" svg:x="1.251cm" svg:y="4.815cm">
          <draw:text-box>
            <text:list text:style-name="L2">
              <text:list-item>
                <text:p text:style-name="P6"><text:span text:style-name="T7"><text:s/></text:span><text:span text:style-name="T7">w: siapa yang login (20 Mei 2003)?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  <text:list text:style-name="L2">
              <text:list-item>
                <text:p text:style-name="P1"><text:span text:style-name="T8">13:21:05 up 50 days, 20:39, 35 users, <text:s/></text:span></text:p>
              </text:list-item>
            </text:list>
            <text:list text:style-name="L2">
              <text:list-item>
                <text:p text:style-name="P1"><text:span text:style-name="T8">load average: 0.09, 0.21, 0.33</text:span></text:p>
              </text:list-item>
            </text:list>
            <text:list text:style-name="L2">
              <text:list-item>
                <text:p text:style-name="P1"><text:span text:style-name="T8"/></text:p>
              </text:list-item>
            </text:list>
            <text:list text:style-name="L2">
              <text:list-item>
                <text:p text:style-name="P1"><text:span text:style-name="T8">USER <text:s text:c="4"/>TTY <text:s text:c="3"/>FROM <text:s text:c="8"/>LOGIN@ IDLE <text:s/>JCPU <text:s text:c="2"/>PCPU <text:s/>WHAT</text:span></text:p>
              </text:list-item>
            </text:list>
            <text:list text:style-name="L2">
              <text:list-item>
                <text:p text:style-name="P1"><text:span text:style-name="T8">rms46 <text:s text:c="3"/>pts/6 <text:s/>ws-28-150 .. 13:20 0.00s <text:s/>0.42s <text:s/>0.30s <text:s/>w </text:span></text:p>
              </text:list-item>
            </text:list>
            <text:list text:style-name="L2">
              <text:list-item>
                <text:p text:style-name="P1"><text:span text:style-name="T8">ronal100 pts/1 <text:s/>lab1103-25.. 13:18 2:54 <text:s text:c="2"/>0.09s <text:s/>0.09s <text:s/>-bash </text:span></text:p>
              </text:list-item>
            </text:list>
            <text:list text:style-name="L2">
              <text:list-item>
                <text:p text:style-name="P1"><text:span text:style-name="T8">indah101 pts/5 <text:s/>lab1107-25.. 13:04 15:05 <text:s/>0.20s <text:s/>0.12s <text:s/>rtin </text:span></text:p>
              </text:list-item>
            </text:list>
            <text:list text:style-name="L2">
              <text:list-item>
                <text:p text:style-name="P1"><text:span text:style-name="T8">firma100 pts/7 <text:s/>lab1109-25.. 13:14 3:14 <text:s text:c="2"/>1.12s <text:s/>1.03s <text:s/>pine </text:span></text:p>
              </text:list-item>
            </text:list>
            <text:list text:style-name="L2">
              <text:list-item>
                <text:p text:style-name="P1"><text:span text:style-name="T8">diah20 <text:s text:c="2"/>pts/32 lab1105-25.. 12:57 0.00s <text:s/>4.39s <text:s/>4.31s <text:s/>rtin </text:span></text:p>
              </text:list-item>
            </text:list>
            <text:list text:style-name="L2">
              <text:list-item>
                <text:p text:style-name="P1"><text:span text:style-name="T8">alde20 <text:s text:c="2"/>pts/33 lab1109-25.. 12:17 3.00s <text:s/>0.55s <text:s/>0.45s <text:s/>rtin </text:span></text:p>
              </text:list-item>
            </text:list>
            <text:list text:style-name="L2">
              <text:list-item>
                <text:p text:style-name="P1"><text:span text:style-name="T8">zidni101 pts/38 lab1107-25.. 12:45 17:14 <text:s/>1.76s <text:s/>0.40s <text:s/>pine </text:span></text:p>
              </text:list-item>
            </text:list>
            <text:list text:style-name="L2">
              <text:list-item>
                <text:p text:style-name="P1"><text:span text:style-name="T8">reaz20 <text:s text:c="2"/>pts/48 lab1106-25.. 12:38 27.00s 1.81s <text:s/>1.68s <text:s/>rtin </text:span></text:p>
              </text:list-item>
            </text:list>
            <text:list text:style-name="L2">
              <text:list-item>
                <text:p text:style-name="P1"><text:span text:style-name="T8">iman20 <text:s text:c="2"/>pts/57 lab1101-25.. 12:38 22:21 <text:s/>0.23s <text:s/>0.23s <text:s/>-bash </text:span></text:p>
              </text:list-item>
            </text:list>
            <text:list text:style-name="L2">
              <text:list-item>
                <text:p text:style-name="P1"><text:span text:style-name="T8">bayu100 <text:s/>pts/59 lab1103-25.. 12:38 38:32 <text:s/>0.39s <text:s/>0.28s <text:s/>rtin <text:s text:c="4"/></text:span></text:p>
              </text:list-item>
            </text:list>
            <text:list text:style-name="L2">
              <text:list-item>
                <text:p text:style-name="P7"><text:span text:style-name="T8">siti100 <text:s/>pts/63 lab1109-25.. 12:46 2.00s <text:s/>1.92s <text:s/>1.79s <text:s/>rtin 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3.996cm" svg:height="3.256cm" svg:x="2.678cm" svg:y="0.74cm" presentation:class="title" presentation:user-transformed="true">
          <draw:text-box>
            <text:p text:style-name="P1">top <text:span text:style-name="T9">(bunga 20 Mei 2003 - a)</text:span></text:p>
          </draw:text-box>
        </draw:frame>
        <draw:frame presentation:style-name="pr8" draw:text-style-name="P9" draw:layer="layout" svg:width="27.106cm" svg:height="13.564cm" svg:x="1.136cm" svg:y="3.813cm" presentation:class="subtitle" presentation:user-transformed="true">
          <draw:text-box>
            <text:list text:style-name="L2">
              <text:list-item>
                <text:p text:style-name="P6"><text:span text:style-name="T10"><text:s/></text:span><text:span text:style-name="T11">top: proses apa yang sedang berjalan?</text:span></text:p>
              </text:list-item>
            </text:list>
            <text:list text:style-name="L2">
              <text:list-item>
                <text:p text:style-name="P7"><text:span text:style-name="T12"/></text:p>
              </text:list-item>
            </text:list>
            <text:list text:style-name="L2">
              <text:list-item>
                <text:p text:style-name="P1"><text:span text:style-name="T12">11:48:20 up 50 days, 19:07, 15 users</text:span></text:p>
              </text:list-item>
            </text:list>
            <text:list text:style-name="L2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>load average: 0.71, 0.74, 0.57</text:span></text:p>
              </text:list-item>
            </text:list>
            <text:list text:style-name="L2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>93 processes: </text:span><text:span text:style-name="T13">91 sleeping, 1 running, 0 zombie, 1 stopped</text:span></text:p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  <text:list text:style-name="L2">
              <text:list-item>
                <text:p text:style-name="P1"><text:span text:style-name="T15">CPU states: 16.4% user, 2.7% system, 0.0% nice, 80.9% idle</text:span></text:p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  <text:list text:style-name="L2">
              <text:list-item>
                <text:p text:style-name="P1"><text:span text:style-name="T15">Mem: <text:s/>127236K total, 98164K used, <text:s/>29072K free, <text:s/>2756K buffers</text:span></text:p>
              </text:list-item>
            </text:list>
            <text:list text:style-name="L2">
              <text:list-item>
                <text:p text:style-name="P1"><text:span text:style-name="T15">Swap: 263160K total, 10928K used, 252232K free, 16304K cached</text:span></text:p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3.996cm" svg:height="3.256cm" svg:x="2.792cm" svg:y="0.74cm" presentation:class="title" presentation:user-transformed="true">
          <draw:text-box>
            <text:p text:style-name="P1">top <text:span text:style-name="T9">(bunga 20 Mei 2003 - b)</text:span></text:p>
          </draw:text-box>
        </draw:frame>
        <draw:frame presentation:style-name="pr9" draw:text-style-name="P11" draw:layer="layout" svg:width="26.763cm" svg:height="15.511cm" svg:x="1.214cm" svg:y="3.563cm" presentation:class="subtitle" presentation:user-transformed="true">
          <draw:text-box>
            <text:p text:style-name="P10"><text:span text:style-name="T15"><text:s text:c="2"/></text:span><text:span text:style-name="T15">PID USER <text:s text:c="2"/>PRI NI SIZE RSS SHARE STAT %CPU %MEM <text:s/>TIME COMMAND</text:span></text:p>
            <text:p text:style-name="P10"><text:span text:style-name="T14"/></text:p>
            <text:p text:style-name="P10"><text:span text:style-name="T14"><text:s text:c="4"/></text:span><text:span text:style-name="T14">1 root <text:s text:c="4"/>0 <text:s text:c="2"/>0 <text:s text:c="2"/>148 <text:s/>120 <text:s text:c="3"/>96 S <text:s text:c="4"/>0.0 <text:s/>0.0 <text:s/>0:09 init</text:span></text:p>
            <text:p text:style-name="P10"><text:span text:style-name="T14"><text:s text:c="4"/></text:span><text:span text:style-name="T14">2 root <text:s text:c="4"/>0 <text:s text:c="2"/>0 <text:s text:c="4"/>0 <text:s text:c="3"/>0 <text:s text:c="4"/>0 SW <text:s text:c="3"/>0.0 <text:s/>0.0 <text:s/>0:02 kflushd</text:span></text:p>
            <text:p text:style-name="P10"><text:span text:style-name="T14"><text:s text:c="4"/></text:span><text:span text:style-name="T14">3 root <text:s text:c="4"/>0 <text:s text:c="2"/>0 <text:s text:c="4"/>0 <text:s text:c="3"/>0 <text:s text:c="4"/>0 SW <text:s text:c="3"/>0.0 <text:s/>0.0 <text:s/>0:19 kupdate</text:span></text:p>
            <text:p text:style-name="P10"><text:span text:style-name="T14"><text:s text:c="4"/></text:span><text:span text:style-name="T14">4 root <text:s text:c="4"/>0 <text:s text:c="2"/>0 <text:s text:c="4"/>0 <text:s text:c="3"/>0 <text:s text:c="4"/>0 SW <text:s text:c="3"/>0.0 <text:s/>0.0 90:50 kswapd</text:span></text:p>
            <text:p text:style-name="P10"><text:span text:style-name="T14"><text:s text:c="4"/></text:span><text:span text:style-name="T14">5 root <text:s text:c="4"/>0 <text:s text:c="2"/>0 <text:s text:c="4"/>0 <text:s text:c="3"/>0 <text:s text:c="4"/>0 SW <text:s text:c="3"/>0.0 <text:s/>0.0 <text:s/>0:00 keventd</text:span></text:p>
            <text:p text:style-name="P10"><text:span text:style-name="T16">20240 </text:span><text:span text:style-name="T15">rms46 <text:s/></text:span><text:span text:style-name="T17">0</text:span><text:span text:style-name="T15"> <text:s/></text:span><text:span text:style-name="T16">0</text:span><text:span text:style-name="T15"> <text:s/>2540 2488 2136 S <text:s text:c="3"/>0.0 1.9 <text:s/>0:00 </text:span><text:span text:style-name="T16">sshd</text:span></text:p>
            <text:p text:style-name="P10"><text:span text:style-name="T15">20245 </text:span><text:span text:style-name="T16">rms46</text:span><text:span text:style-name="T15"> <text:s/>4 <text:s/></text:span><text:span text:style-name="T17">0</text:span><text:span text:style-name="T15"> <text:s/></text:span><text:span text:style-name="T16">2476</text:span><text:span text:style-name="T15"> 2476 2028 S <text:s text:c="3"/>0.0 1.9 <text:s/>0:00 </text:span><text:span text:style-name="T16">bash</text:span></text:p>
            <text:p text:style-name="P10"><text:span text:style-name="T15">20281 rms46 <text:s/></text:span><text:span text:style-name="T16">11</text:span><text:span text:style-name="T15"> <text:s/>0 <text:s/>2196 </text:span><text:span text:style-name="T16">2196 </text:span><text:span text:style-name="T15">1752 R <text:s text:c="2"/>14.3 1.7 0:00 </text:span><text:span text:style-name="T16">top</text:span></text:p>
            <text:p text:style-name="P10"><text:span text:style-name="T14">20238 atmo199 <text:s/>0 <text:s text:c="2"/>0 <text:s/>2516 2456 <text:s/>2068 S <text:s text:c="4"/>0.0 <text:s/>1.9 <text:s/>0:00 sshd</text:span></text:p>
            <text:p text:style-name="P10"><text:span text:style-name="T14">17936 didik100 0 <text:s text:c="2"/>0 <text:s text:c="2"/>744 <text:s/>236 <text:s text:c="2"/>124 S <text:s text:c="4"/>0.0 <text:s/>0.1 <text:s/>0:01 sshd</text:span></text:p>
            <text:p text:style-name="P10"><text:span text:style-name="T14">19954 edwin100 0 <text:s text:c="2"/>0 <text:s/>2516 2460 <text:s/>2072 S <text:s text:c="4"/>0.0 <text:s/>1.9 <text:s/>0:00 sshd</text:span></text:p>
            <text:p text:style-name="P10"><text:span text:style-name="T14">20268 para101 <text:s/>0 <text:s text:c="2"/>0 <text:s/>2516 2460 <text:s/>2072 S <text:s text:c="4"/>0.0 <text:s/>1.9 <text:s/>0:00 sshd</text:span></text:p>
            <text:p text:style-name="P10"><text:span text:style-name="T14">20271 roy101 <text:s text:c="2"/>0 <text:s text:c="2"/>0 <text:s/>2512 2452 <text:s/>2064 S <text:s text:c="4"/>0.8 <text:s/>1.9 <text:s/>0:00 sshd</text:span></text:p>
            <text:p text:style-name="P10"><text:span text:style-name="T14">18194 rudi100 <text:s/>0 <text:s text:c="2"/>0 <text:s/>2304 2176 <text:s/>1824 S <text:s text:c="4"/>0.0 <text:s/>1.7 <text:s/>0:00 sshd</text:span></text:p>
            <text:p text:style-name="P10"><text:span text:style-name="T14">20230 sari199 <text:s/>0 <text:s text:c="2"/>0 <text:s/>2504 2448 <text:s/>2076 S <text:s text:c="4"/>0.0 <text:s/>1.9 <text:s/>0:00 sshd</text:span></text:p>
            <text:p text:style-name="P10"><text:span text:style-name="T14">20251 sen199 <text:s text:c="2"/>0 <text:s text:c="2"/>0 <text:s/>2488 2432 <text:s/>2060 S <text:s text:c="4"/>0.0 <text:s/>1.9 <text:s/>0:00 sshd</text:span></text:p>
            <text:p text:style-name="P10"><text:span text:style-name="T14">17932 sherl100 0 <text:s text:c="2"/>0 <text:s text:c="2"/>912 <text:s/>608 <text:s text:c="2"/>492 S <text:s text:c="4"/>0.0 <text:s/>0.4 <text:s/>0:00 sshd</text:span></text:p>
            <text:p text:style-name="P10"><text:span text:style-name="T14">18223 yudha100 0 <text:s text:c="2"/>0 <text:s/>2304 2176 <text:s/>1824 S <text:s text:c="4"/>0.0 <text:s/>1.7 <text:s/>0:00 sshd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1" draw:layer="layout" svg:width="23.996cm" svg:height="2.152cm" svg:x="2.678cm" svg:y="0.716cm" presentation:class="title" presentation:user-transformed="true">
          <draw:text-box>
            <text:p text:style-name="P1">/proc/</text:p>
          </draw:text-box>
        </draw:frame>
        <draw:frame draw:style-name="gr2" draw:text-style-name="P12" draw:id="id1" draw:layer="layout" svg:width="24.377cm" svg:height="12.961cm" svg:x="2.008cm" svg:y="4.132cm">
          <draw:text-box>
            <text:p text:style-name="P1"><text:span text:style-name="T14">rms46@bunga:~/$ cd /proc</text:span></text:p>
            <text:p text:style-name="P1"><text:span text:style-name="T14">rms46@bunga:/proc$ ls -la</text:span></text:p>
            <text:p text:style-name="P1"><text:span text:style-name="T14"/></text:p>
            <text:p text:style-name="P1"><text:span text:style-name="T14">dr-xr-xr-x <text:s text:c="3"/>3 root <text:s text:c="4"/>root <text:s text:c="11"/>0 May 20 13:53 1</text:span></text:p>
            <text:p text:style-name="P1"><text:span text:style-name="T14"/></text:p>
            <text:p text:style-name="P1"><text:span text:style-name="T14">dr-xr-xr-x <text:s text:c="3"/>3 rms46 <text:s text:c="3"/>pps_00 <text:s text:c="9"/>0 May 20 13:53 25570</text:span></text:p>
            <text:p text:style-name="P1"><text:span text:style-name="T14">dr-xr-xr-x <text:s text:c="3"/>3 rms46 <text:s text:c="3"/>pps_00 <text:s text:c="9"/>0 May 20 13:53 25571</text:span></text:p>
            <text:p text:style-name="P1"><text:span text:style-name="T14">dr-xr-xr-x <text:s text:c="3"/>3 rms46 <text:s text:c="3"/>pps_00 <text:s text:c="9"/>0 May 20 13:53 25595</text:span></text:p>
            <text:p text:style-name="P1"><text:span text:style-name="T14">dr-xr-xr-x <text:s text:c="3"/>3 rms46 <text:s text:c="3"/>pps_00 <text:s text:c="9"/>0 May 20 13:53 25596</text:span></text:p>
            <text:p text:style-name="P1"><text:span text:style-name="T14">dr-xr-xr-x <text:s text:c="3"/>3 rms46 <text:s text:c="3"/>pps_00 <text:s text:c="9"/>0 May 20 13:53 25597</text:span></text:p>
            <text:p text:style-name="P1"><text:span text:style-name="T14">dr-xr-xr-x <text:s text:c="3"/>3 rms46 <text:s text:c="3"/>pps_00 <text:s text:c="9"/>0 May 20 13:53 25618</text:span></text:p>
            <text:p text:style-name="P1"><text:span text:style-name="T14"/></text:p>
            <text:p text:style-name="P1"><text:span text:style-name="T14">-r-------- <text:s text:c="3"/>1 root <text:s text:c="4"/>root <text:s text:c="4"/>134221824 May 20 13:53 kcore</text:span></text:p>
            <text:p text:style-name="P1"><text:span text:style-name="T14">-r--r--r-- <text:s text:c="3"/>1 root <text:s text:c="4"/>root <text:s text:c="11"/>0 May 20 13:53 meminfo</text:span></text:p>
            <text:p text:style-name="P1"><text:span text:style-name="T14">-r--r--r-- <text:s text:c="3"/>1 root <text:s text:c="4"/>root <text:s text:c="11"/>0 May 20 13:53 swaps</text:span></text:p>
            <text:p text:style-name="P1"><text:span text:style-name="T14">-r--r--r-- <text:s text:c="3"/>1 root <text:s text:c="4"/>root <text:s text:c="11"/>0 May 20 13:53 uptime</text:span></text:p>
            <text:p text:style-name="P1"><text:span text:style-name="T14">-r--r--r-- <text:s text:c="3"/>1 root <text:s text:c="4"/>root <text:s text:c="11"/>0 May 20 13:53 version</text:span></text:p>
            <text:p text:style-name="P1"><text:span text:style-name="T14"/></text:p>
          </draw:text-box>
        </draw:frame>
        <draw:connector draw:style-name="gr3" draw:text-style-name="P13" draw:layer="layout" draw:type="curve" svg:x1="26.385cm" svg:y1="10.612cm" svg:x2="26.385cm" svg:y2="10.612cm" draw:start-shape="id1" draw:end-shape="id1">
          <text:p text:style-name="P1"/>
        </draw:connector>
        <presentation:notes draw:style-name="dp2">
          <draw:page-thumbnail draw:layer="layout" svg:width="13.705cm" svg:height="10.279cm" svg:x="3.641cm" svg:y="2.853cm" draw:page-number="6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1" draw:layer="layout" svg:width="23.996cm" svg:height="2.152cm" svg:x="2.943cm" svg:y="0.74cm" presentation:class="title" presentation:user-transformed="true">
          <draw:text-box>
            <text:p text:style-name="P1">/proc/&lt;process_id&gt;</text:p>
          </draw:text-box>
        </draw:frame>
        <draw:frame draw:style-name="gr4" draw:text-style-name="P1" draw:layer="layout" svg:width="26.712cm" svg:height="12.331cm" svg:x="1.265cm" svg:y="5.385cm">
          <draw:text-box>
            <text:p text:style-name="P1"><text:span text:style-name="T15">rms46@bunga:/proc$ cd 25597</text:span></text:p>
            <text:p text:style-name="P1"><text:span text:style-name="T15">rms46@bunga:/proc/25597$ ls -la</text:span></text:p>
            <text:p text:style-name="P1"><text:span text:style-name="T15">total 0</text:span></text:p>
            <text:p text:style-name="P1"><text:span text:style-name="T15">-r--r--r-- 1 <text:s/>rms46 pps_00 0 May 20 13:55 cmdline</text:span></text:p>
            <text:p text:style-name="P1"><text:span text:style-name="T15">lrwx------ 1 <text:s/>rms46 pps_00 0 May 20 13:55 cwd -&gt; /proc/25597</text:span></text:p>
            <text:p text:style-name="P1"><text:span text:style-name="T15">-r-------- 1 <text:s/>rms46 pps_00 0 May 20 13:55 environ</text:span></text:p>
            <text:p text:style-name="P1"><text:span text:style-name="T15">lrwx------ 1 <text:s/>rms46 pps_00 0 May 20 13:55 exe -&gt; /bin/bash</text:span></text:p>
            <text:p text:style-name="P1"><text:span text:style-name="T15">dr-x------ 2 <text:s/>rms46 pps_00 0 May 20 13:55 fd</text:span></text:p>
            <text:p text:style-name="P1"><text:span text:style-name="T15">pr--r--r-- 1 <text:s/>rms46 pps_00 0 May 20 13:55 maps</text:span></text:p>
            <text:p text:style-name="P1"><text:span text:style-name="T15">-rw------- 1 <text:s/>rms46 pps_00 0 May 20 13:55 mem</text:span></text:p>
            <text:p text:style-name="P1"><text:span text:style-name="T15">lrwx------ 1 <text:s/>rms46 pps_00 0 May 20 13:55 root -&gt; /</text:span></text:p>
            <text:p text:style-name="P1"><text:span text:style-name="T15">-r--r--r-- 1 <text:s/>rms46 pps_00 0 May 20 13:55 stat</text:span></text:p>
            <text:p text:style-name="P1"><text:span text:style-name="T15">-r--r--r-- 1 <text:s/>rms46 pps_00 0 May 20 13:55 statm</text:span></text:p>
            <text:p text:style-name="P1"><text:span text:style-name="T15">-r--r--r-- 1 <text:s/>rms46 pps_00 0 May 20 13:55 status</text:span></text:p>
            <text:p text:style-name="P1"/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1" draw:layer="layout" svg:width="23.996cm" svg:height="2.152cm" svg:x="2.64cm" svg:y="0.74cm" presentation:class="title" presentation:user-transformed="true">
          <draw:text-box>
            <text:p text:style-name="P1">/proc/cpuinfo</text:p>
          </draw:text-box>
        </draw:frame>
        <draw:frame draw:style-name="gr5" draw:text-style-name="P12" draw:layer="layout" svg:width="26.993cm" svg:height="15.121cm" svg:x="1.136cm" svg:y="4.018cm">
          <draw:text-box>
            <text:p text:style-name="P1"><text:span text:style-name="T14">rms46@bunga:/proc$ cat cpuinfo</text:span></text:p>
            <text:p text:style-name="P1"><text:span text:style-name="T14">processor</text:span><text:span text:style-name="T14"><text:tab/></text:span><text:span text:style-name="T14"><text:tab/></text:span><text:span text:style-name="T14">: 0</text:span></text:p>
            <text:p text:style-name="P1"><text:span text:style-name="T14">vendor_id</text:span><text:span text:style-name="T14"><text:tab/></text:span><text:span text:style-name="T14"><text:tab/></text:span><text:span text:style-name="T14">: GenuineIntel</text:span></text:p>
            <text:p text:style-name="P1"><text:span text:style-name="T14">cpu family</text:span><text:span text:style-name="T14"><text:tab/></text:span><text:span text:style-name="T14">: 6</text:span></text:p>
            <text:p text:style-name="P1"><text:span text:style-name="T14">model</text:span><text:span text:style-name="T14"><text:tab/></text:span><text:span text:style-name="T14"><text:tab/></text:span><text:span text:style-name="T14"><text:tab/></text:span><text:span text:style-name="T14">: 3</text:span></text:p>
            <text:p text:style-name="P1"><text:span text:style-name="T14">model name</text:span><text:span text:style-name="T14"><text:tab/></text:span><text:span text:style-name="T14">: Pentium II (Klamath)</text:span></text:p>
            <text:p text:style-name="P1"><text:span text:style-name="T14">stepping</text:span><text:span text:style-name="T14"><text:tab/></text:span><text:span text:style-name="T14"><text:tab/></text:span><text:span text:style-name="T14">: 4</text:span></text:p>
            <text:p text:style-name="P1"><text:span text:style-name="T14">cpu MHz</text:span><text:span text:style-name="T14"><text:tab/></text:span><text:span text:style-name="T14"><text:tab/></text:span><text:span text:style-name="T14">: 300.016</text:span></text:p>
            <text:p text:style-name="P1"><text:span text:style-name="T14">cache size</text:span><text:span text:style-name="T14"><text:tab/></text:span><text:span text:style-name="T14">: 512 KB</text:span></text:p>
            <text:p text:style-name="P1"><text:span text:style-name="T14">fdiv_bug</text:span><text:span text:style-name="T14"><text:tab/></text:span><text:span text:style-name="T14"><text:tab/></text:span><text:span text:style-name="T14">: no</text:span></text:p>
            <text:p text:style-name="P1"><text:span text:style-name="T14">hlt_bug</text:span><text:span text:style-name="T14"><text:tab/></text:span><text:span text:style-name="T14"><text:tab/></text:span><text:span text:style-name="T14">: no</text:span></text:p>
            <text:p text:style-name="P1"><text:span text:style-name="T14">sep_bug</text:span><text:span text:style-name="T14"><text:tab/></text:span><text:span text:style-name="T14"><text:tab/></text:span><text:span text:style-name="T14">: no</text:span></text:p>
            <text:p text:style-name="P1"><text:span text:style-name="T14">f00f_bug</text:span><text:span text:style-name="T14"><text:tab/></text:span><text:span text:style-name="T14"><text:tab/></text:span><text:span text:style-name="T14">: no</text:span></text:p>
            <text:p text:style-name="P1"><text:span text:style-name="T14">coma_bug</text:span><text:span text:style-name="T14"><text:tab/></text:span><text:span text:style-name="T14"><text:tab/></text:span><text:span text:style-name="T14">: no</text:span></text:p>
            <text:p text:style-name="P1"><text:span text:style-name="T14">fpu</text:span><text:span text:style-name="T14"><text:tab/></text:span><text:span text:style-name="T14"><text:tab/></text:span><text:span text:style-name="T14"><text:tab/></text:span><text:span text:style-name="T14"><text:tab/></text:span><text:span text:style-name="T14">: yes</text:span></text:p>
            <text:p text:style-name="P1"><text:span text:style-name="T14">fpu_exception</text:span><text:span text:style-name="T14"><text:tab/></text:span><text:span text:style-name="T14">: yes</text:span></text:p>
            <text:p text:style-name="P1"><text:span text:style-name="T14">cpuid level</text:span><text:span text:style-name="T14"><text:tab/></text:span><text:span text:style-name="T14">: 2</text:span></text:p>
            <text:p text:style-name="P1"><text:span text:style-name="T14">wp</text:span><text:span text:style-name="T14"><text:tab/></text:span><text:span text:style-name="T14"><text:tab/></text:span><text:span text:style-name="T14"><text:tab/></text:span><text:span text:style-name="T14"><text:tab/></text:span><text:span text:style-name="T14">: yes</text:span></text:p>
            <text:p text:style-name="P1"><text:span text:style-name="T14">flags</text:span><text:span text:style-name="T14"><text:tab/></text:span><text:span text:style-name="T14"><text:tab/></text:span><text:span text:style-name="T14"><text:tab/></text:span><text:span text:style-name="T14">: fpu vme de pse tsc msr pae mce cx8 apic sep mtrr pge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mca cmov mmx</text:span></text:p>
            <text:p text:style-name="P1"><text:span text:style-name="T14">bogomips</text:span><text:span text:style-name="T14"><text:tab/></text:span><text:span text:style-name="T14"><text:tab/></text:span><text:span text:style-name="T14">: 598.01</text:span></text:p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1" draw:layer="layout" svg:width="23.996cm" svg:height="2.483cm" svg:x="2.791cm" svg:y="0.74cm" presentation:class="title" presentation:user-transformed="true">
          <draw:text-box>
            <text:p text:style-name="P1">/proc/meminfo</text:p>
          </draw:text-box>
        </draw:frame>
        <draw:frame draw:style-name="gr6" draw:text-style-name="P14" draw:layer="layout" svg:width="24.451cm" svg:height="9.602cm" svg:x="2.464cm" svg:y="3.829cm">
          <draw:text-box>
            <text:p text:style-name="P1"><text:span text:style-name="T14">rms46@bunga:/proc$ cat meminfo</text:span></text:p>
            <text:p text:style-name="P1"><text:span text:style-name="T14"><text:s text:c="8"/></text:span><text:span text:style-name="T14">total: <text:s text:c="3"/>used: <text:s text:c="3"/>free: <text:s/>shared: buffers: <text:s/>cached:</text:span></text:p>
            <text:p text:style-name="P1"><text:span text:style-name="T14">Mem: <text:s/>130289664 127205376 <text:s/>3084288 203042816 <text:s/>2682880 <text:s/>8622080</text:span></text:p>
            <text:p text:style-name="P1"><text:span text:style-name="T14">Swap: 269475840 46206976 223268864</text:span></text:p>
            <text:p text:style-name="P1"><text:span text:style-name="T14"/></text:p>
            <text:p text:style-name="P1"><text:span text:style-name="T14">MemTotal: <text:s text:c="3"/>127236 kB</text:span></text:p>
            <text:p text:style-name="P1"><text:span text:style-name="T14">MemFree: <text:s text:c="6"/>3012 kB</text:span></text:p>
            <text:p text:style-name="P1"><text:span text:style-name="T14">MemShared: <text:s text:c="2"/>198284 kB</text:span></text:p>
            <text:p text:style-name="P1"><text:span text:style-name="T14">Buffers: <text:s text:c="6"/>2620 kB</text:span></text:p>
            <text:p text:style-name="P1"><text:span text:style-name="T14">Cached: <text:s text:c="7"/>8420 kB</text:span></text:p>
            <text:p text:style-name="P1"><text:span text:style-name="T14">SwapTotal: <text:s text:c="2"/>263160 kB</text:span></text:p>
            <text:p text:style-name="P1"><text:span text:style-name="T14">SwapFree: <text:s text:c="3"/>218036 kB</text:span></text:p>
            <text:p text:style-name="P1"><text:span text:style-name="T18"/></text:p>
          </draw:text-box>
        </draw:frame>
        <draw:frame presentation:style-name="pr11" draw:text-style-name="P1" draw:layer="layout" svg:width="23.996cm" svg:height="2.467cm" svg:x="2.185cm" svg:y="12.283cm" presentation:class="title" presentation:user-transformed="true">
          <draw:text-box>
            <text:p text:style-name="P1">/etc/version</text:p>
          </draw:text-box>
        </draw:frame>
        <draw:frame draw:style-name="gr7" draw:text-style-name="P15" draw:layer="layout" svg:width="27.365cm" svg:height="2.995cm" svg:x="1.144cm" svg:y="15.202cm">
          <draw:text-box>
            <text:p text:style-name="P1"><text:span text:style-name="T14">rms46@bunga:/proc$ cat version</text:span></text:p>
            <text:p text:style-name="P1"><text:span text:style-name="T14">Linux version 2.2.20 (herbert@gondolin) (gcc version 2.7.2.3) #1 </text:span></text:p>
            <text:p text:style-name="P1"><text:span text:style-name="T14">Sat Apr 20 11:45:28 EST 2002</text:span></text:p>
            <text:p text:style-name="P1"><text:span text:style-name="T19"/></text:p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3.996cm" svg:height="3.256cm" svg:x="2.944cm" svg:y="1.107cm" presentation:class="title" presentation:user-transformed="true">
          <draw:text-box>
            <text:p text:style-name="P1">/etc/inittab (1)</text:p>
          </draw:text-box>
        </draw:frame>
        <draw:frame presentation:style-name="pr12" draw:text-style-name="P17" draw:layer="layout" svg:width="23.98cm" svg:height="15.762cm" svg:x="2.944cm" svg:y="4.206cm" presentation:class="outline" presentation:user-transformed="true">
          <draw:text-box>
            <text:list text:style-name="L3">
              <text:list-item>
                <text:p text:style-name="P16"><text:span text:style-name="T15"># The default runlevel --&gt; ''2'' = /etc/rc2.d</text:span></text:p>
              </text:list-item>
            </text:list>
            <text:list text:style-name="L3">
              <text:list-item>
                <text:p text:style-name="P16"><text:span text:style-name="T20">id:2:initdefault:</text:span></text:p>
              </text:list-item>
            </text:list>
            <text:list text:style-name="L3">
              <text:list-item>
                <text:p text:style-name="P16"><text:span text:style-name="T15"/></text:p>
              </text:list-item>
            </text:list>
            <text:list text:style-name="L3">
              <text:list-item>
                <text:p text:style-name="P16"><text:span text:style-name="T15"># Boot-time system configuration/initialization script.</text:span></text:p>
              </text:list-item>
            </text:list>
            <text:list text:style-name="L3">
              <text:list-item>
                <text:p text:style-name="P16"><text:span text:style-name="T15"># This is run first except in emergency (-b) mode.</text:span></text:p>
              </text:list-item>
            </text:list>
            <text:list text:style-name="L3">
              <text:list-item>
                <text:p text:style-name="P16"><text:span text:style-name="T15">si::sysinit:/etc/init.d/rcS</text:span></text:p>
              </text:list-item>
            </text:list>
            <text:list text:style-name="L3">
              <text:list-item>
                <text:p text:style-name="P16"><text:span text:style-name="T15"/></text:p>
              </text:list-item>
            </text:list>
            <text:list text:style-name="L3">
              <text:list-item>
                <text:p text:style-name="P16"><text:span text:style-name="T15"># </text:span><text:span text:style-name="T16">Runlevel</text:span><text:span text:style-name="T15">: 0 (halt) -- 1 (single-user) --</text:span></text:p>
              </text:list-item>
            </text:list>
            <text:list text:style-name="L3">
              <text:list-item>
                <text:p text:style-name="P16"><text:span text:style-name="T15"># <text:s text:c="10"/>2-5 (multi-user) -- 6 (reboot).</text:span></text:p>
              </text:list-item>
            </text:list>
            <text:list text:style-name="L3">
              <text:list-item>
                <text:p text:style-name="P16"><text:span text:style-name="T15"/></text:p>
              </text:list-item>
            </text:list>
            <text:list text:style-name="L3">
              <text:list-item>
                <text:p text:style-name="P16"><text:span text:style-name="T15">l0:0:wait:/etc/init.d/rc 0</text:span></text:p>
              </text:list-item>
            </text:list>
            <text:list text:style-name="L3">
              <text:list-item>
                <text:p text:style-name="P16"><text:span text:style-name="T15">l1:1:wait:/etc/init.d/rc 1</text:span></text:p>
              </text:list-item>
            </text:list>
            <text:list text:style-name="L3">
              <text:list-item>
                <text:p text:style-name="P16"><text:span text:style-name="T15">l2:2:wait:/etc/init.d/rc 2</text:span></text:p>
              </text:list-item>
            </text:list>
            <text:list text:style-name="L3">
              <text:list-item>
                <text:p text:style-name="P16"><text:span text:style-name="T15">l3:3:wait:/etc/init.d/rc 3</text:span></text:p>
              </text:list-item>
            </text:list>
            <text:list text:style-name="L3">
              <text:list-item>
                <text:p text:style-name="P16"><text:span text:style-name="T15">l4:4:wait:/etc/init.d/rc 4</text:span></text:p>
              </text:list-item>
            </text:list>
            <text:list text:style-name="L3">
              <text:list-item>
                <text:p text:style-name="P16"><text:span text:style-name="T15">l5:5:wait:/etc/init.d/rc 5</text:span></text:p>
              </text:list-item>
            </text:list>
            <text:list text:style-name="L3">
              <text:list-item>
                <text:p text:style-name="P16"><text:span text:style-name="T15">l6:6:wait:/etc/init.d/rc 6</text:span></text:p>
              </text:list-item>
            </text:list>
            <text:list text:style-name="L3">
              <text:list-item>
                <text:p text:style-name="P16"><text:span text:style-name="T15"/></text:p>
              </text:list-item>
            </text:list>
            <text:list text:style-name="L3"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/etc/inittab (2)</text:p>
          </draw:text-box>
        </draw:frame>
        <draw:frame presentation:style-name="pr13" draw:text-style-name="P18" draw:layer="layout" svg:width="23.996cm" svg:height="12.285cm" svg:x="2.905cm" svg:y="6.16cm" presentation:class="outline" presentation:user-transformed="true">
          <draw:text-box>
            <text:list text:style-name="L3">
              <text:list-item>
                <text:p text:style-name="P16"><text:span text:style-name="T21"># What to do when </text:span><text:span text:style-name="T22">CTRL-ALT-DEL</text:span><text:span text:style-name="T21"> is pressed.</text:span></text:p>
              </text:list-item>
            </text:list>
            <text:list text:style-name="L3">
              <text:list-item>
                <text:p text:style-name="P16"><text:span text:style-name="T21">ca:12345:ctrlaltdel:</text:span><text:span text:style-name="T23">/sbin/shutdown -t1 -a -r now</text:span></text:p>
              </text:list-item>
            </text:list>
            <text:list text:style-name="L3">
              <text:list-item>
                <text:p text:style-name="P16"><text:span text:style-name="T21"/></text:p>
              </text:list-item>
            </text:list>
            <text:list text:style-name="L3">
              <text:list-item>
                <text:p text:style-name="P16"><text:span text:style-name="T21">1:2345:respawn:/sbin/getty 38400 tty1</text:span></text:p>
              </text:list-item>
            </text:list>
            <text:list text:style-name="L3">
              <text:list-item>
                <text:p text:style-name="P16"><text:span text:style-name="T21">2:23:respawn:/sbin/getty 38400 tty2</text:span></text:p>
              </text:list-item>
            </text:list>
            <text:list text:style-name="L3">
              <text:list-item>
                <text:p text:style-name="P16"><text:span text:style-name="T21">3:23:respawn:/sbin/getty 38400 tty3</text:span></text:p>
              </text:list-item>
            </text:list>
            <text:list text:style-name="L3">
              <text:list-item>
                <text:p text:style-name="P16"><text:span text:style-name="T21">4:23:respawn:/sbin/getty 38400 tty4</text:span></text:p>
              </text:list-item>
            </text:list>
            <text:list text:style-name="L3">
              <text:list-item>
                <text:p text:style-name="P16"><text:span text:style-name="T21">5:23:respawn:/sbin/getty 38400 tty5</text:span></text:p>
              </text:list-item>
            </text:list>
            <text:list text:style-name="L3">
              <text:list-item>
                <text:p text:style-name="P16"><text:span text:style-name="T21">6:23:respawn:/sbin/getty 38400 tty6</text:span></text:p>
              </text:list-item>
            </text:list>
            <text:list text:style-name="L3">
              <text:list-item>
                <text:p text:style-name="P16"><text:span text:style-name="T24"/></text:p>
              </text:list-item>
            </text:list>
            <text:list text:style-name="L3">
              <text:list-item>
                <text:p text:style-name="P16"><text:span text:style-name="T24"/></text:p>
              </text:list-item>
            </text:list>
            <text:list text:style-name="L3">
              <text:list-item>
                <text:p text:style-name="P16"><text:span text:style-name="T24"/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3.996cm" svg:height="3.256cm" svg:x="2.867cm" svg:y="0.74cm" presentation:class="title" presentation:user-transformed="true">
          <draw:text-box>
            <text:p text:style-name="P1">/etc/rc2.d -- /etc/init.d</text:p>
          </draw:text-box>
        </draw:frame>
        <draw:frame presentation:style-name="pr14" draw:text-style-name="P22" draw:layer="layout" svg:width="23.996cm" svg:height="14.901cm" svg:x="2.792cm" svg:y="3.595cm" presentation:class="outline" presentation:user-transformed="true">
          <draw:text-box>
            <text:list text:style-name="L3">
              <text:list-item>
                <text:p text:style-name="P16"><text:span text:style-name="T21">S10sysklogd <text:s text:c="7"/>S11klogd <text:s text:c="6"/>S14ppp</text:span></text:p>
              </text:list-item>
            </text:list>
            <text:list text:style-name="L3">
              <text:list-item>
                <text:p text:style-name="P16"><text:span text:style-name="T21">S19nfs-common <text:s text:c="5"/>S20cupsys <text:s text:c="5"/>S20exim</text:span></text:p>
              </text:list-item>
            </text:list>
            <text:list text:style-name="L3">
              <text:list-item>
                <text:p text:style-name="P16"><text:span text:style-name="T21">S20gpm <text:s text:c="12"/>S20inetd <text:s text:c="6"/>S20klisa</text:span></text:p>
              </text:list-item>
            </text:list>
            <text:list text:style-name="L3">
              <text:list-item>
                <text:p text:style-name="P16"><text:span text:style-name="T21">S20logoutd <text:s text:c="8"/>S20lpd-ppd <text:s text:c="4"/>S20lprng</text:span></text:p>
              </text:list-item>
            </text:list>
            <text:list text:style-name="L3">
              <text:list-item>
                <text:p text:style-name="P16"><text:span text:style-name="T21">S20makedev <text:s text:c="8"/>S20nfs-kernel-server</text:span></text:p>
              </text:list-item>
            </text:list>
            <text:list text:style-name="L3">
              <text:list-item>
                <text:p text:style-name="P16"><text:span text:style-name="T21">S20slpd <text:s text:c="11"/>S20ssh <text:s text:c="8"/>S30squid</text:span></text:p>
              </text:list-item>
            </text:list>
            <text:list text:style-name="L3">
              <text:list-item>
                <text:p text:style-name="P16"><text:span text:style-name="T21">S89atd <text:s text:c="12"/>S89cron <text:s text:c="7"/>S91apache</text:span></text:p>
              </text:list-item>
            </text:list>
            <text:list text:style-name="L3">
              <text:list-item>
                <text:p text:style-name="P16"><text:span text:style-name="T21">S99fetchmail <text:s text:c="6"/>S99gdm <text:s text:c="8"/>S99kdm</text:span></text:p>
              </text:list-item>
            </text:list>
            <text:list text:style-name="L3">
              <text:list-item>
                <text:p text:style-name="P16"><text:span text:style-name="T21">S99rmnologin</text:span></text:p>
              </text:list-item>
            </text:list>
            <text:list text:style-name="L3">
              <text:list-item>
                <text:p text:style-name="P16"><text:span text:style-name="T21"/></text:p>
              </text:list-item>
            </text:list>
            <text:list text:style-name="L3">
              <text:list-item>
                <text:p text:style-name="P19"><text:span text:style-name="T25">SNNxxxx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S <text:s text:c="7"/>= STA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NN <text:s text:c="4"/>= sequ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6">xxxxx = script 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5" draw:text-style-name="P1" draw:layer="layout" svg:width="24.163cm" svg:height="2.407cm" svg:x="2.905cm" svg:y="0.74cm" presentation:class="title" presentation:user-transformed="true">
          <draw:text-box>
            <text:p text:style-name="P1">fdisk /dev/hda</text:p>
          </draw:text-box>
        </draw:frame>
        <draw:frame draw:style-name="gr8" draw:text-style-name="P23" draw:layer="layout" svg:width="26.954cm" svg:height="14.102cm" svg:x="1.592cm" svg:y="4.133cm">
          <draw:text-box>
            <text:p text:style-name="P1"><text:span text:style-name="T8">rmsbase:~# fdisk /dev/hda</text:span></text:p>
            <text:p text:style-name="P1"><text:span text:style-name="T8"/></text:p>
            <text:p text:style-name="P1"><text:span text:style-name="T8">Command (m for help): p</text:span></text:p>
            <text:p text:style-name="P1"><text:span text:style-name="T8"/></text:p>
            <text:p text:style-name="P1"><text:span text:style-name="T8">Disk /dev/hda: 41.1 GB, 41110142976 bytes</text:span></text:p>
            <text:p text:style-name="P1"><text:span text:style-name="T8">255 heads, 63 sectors/track, 4998 cylinders</text:span></text:p>
            <text:p text:style-name="P1"><text:span text:style-name="T8">Units = cylinders of 16065 * 512 = 8225280 bytes</text:span></text:p>
            <text:p text:style-name="P1"><text:span text:style-name="T8"/></text:p>
            <text:p text:style-name="P1"><text:span text:style-name="T8"><text:s text:c="3"/></text:span><text:span text:style-name="T8">Device Boot <text:s text:c="3"/>Start <text:s text:c="6"/>End <text:s text:c="3"/>Blocks <text:s text:c="2"/>Id <text:s/>System</text:span></text:p>
            <text:p text:style-name="P1"><text:span text:style-name="T8">/dev/hda1 <text:s text:c="2"/>* <text:s text:c="8"/>1 <text:s text:c="6"/>523 <text:s text:c="2"/>4200966 <text:s text:c="3"/>b <text:s/>Win95 FAT32</text:span></text:p>
            <text:p text:style-name="P1"><text:span text:style-name="T8">/dev/hda2 <text:s text:c="10"/>524 <text:s text:c="5"/>1512 <text:s text:c="2"/>7944142+ <text:s text:c="2"/>5 <text:s/>Extended</text:span></text:p>
            <text:p text:style-name="P1"><text:span text:style-name="T8">/dev/hda3 <text:s text:c="9"/>1513 <text:s text:c="5"/>4998 <text:s/>28001295 <text:s text:c="2"/>83 <text:s/>Linux</text:span></text:p>
            <text:p text:style-name="P1"><text:span text:style-name="T8">/dev/hda5 <text:s text:c="10"/>524 <text:s text:c="6"/>750 <text:s text:c="2"/>1823346 <text:s text:c="2"/>83 <text:s/>Linux</text:span></text:p>
            <text:p text:style-name="P1"><text:span text:style-name="T8">/dev/hda6 <text:s text:c="10"/>751 <text:s text:c="5"/>1115 <text:s text:c="2"/>2931831 <text:s text:c="2"/>83 <text:s/>Linux</text:span></text:p>
            <text:p text:style-name="P1"><text:span text:style-name="T8">/dev/hda7 <text:s text:c="9"/>1116 <text:s text:c="5"/>1480 <text:s text:c="2"/>2931831 <text:s text:c="2"/>83 <text:s/>Linux</text:span></text:p>
            <text:p text:style-name="P1"><text:span text:style-name="T8">/dev/hda8 <text:s text:c="9"/>1481 <text:s text:c="5"/>1512 <text:s text:c="3"/>257008+ <text:s/>82 <text:s/>Linux swap</text:span></text:p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6" draw:text-style-name="P1" draw:layer="layout" svg:width="23.996cm" svg:height="2.253cm" svg:x="2.981cm" svg:y="0.74cm" presentation:class="title" presentation:user-transformed="true">
          <draw:text-box>
            <text:p text:style-name="P1">fdisk (hdb dan hdc)</text:p>
          </draw:text-box>
        </draw:frame>
        <draw:frame draw:style-name="gr9" draw:text-style-name="P1" draw:layer="layout" svg:width="27.295cm" svg:height="9.393cm" svg:x="1.137cm" svg:y="3.526cm">
          <draw:text-box>
            <text:p text:style-name="P1"><text:span text:style-name="T16">rmsbase:~# fdisk /dev/hdb</text:span></text:p>
            <text:p text:style-name="P1"><text:span text:style-name="T8">Command (m for help): p</text:span></text:p>
            <text:p text:style-name="P1"><text:span text:style-name="T8"/></text:p>
            <text:p text:style-name="P1"><text:span text:style-name="T8">Disk /dev/hdb: 20.5 GB, 20547841536 bytes</text:span></text:p>
            <text:p text:style-name="P1"><text:span text:style-name="T8">255 heads, 63 sectors/track, 2498 cylinders</text:span></text:p>
            <text:p text:style-name="P1"><text:span text:style-name="T16">Units = cylinders of 16065 * 512 = 8225280 bytes</text:span></text:p>
            <text:p text:style-name="P1"><text:span text:style-name="T16"/></text:p>
            <text:p text:style-name="P1"><text:span text:style-name="T16">Device Boot Start <text:s text:c="3"/>End <text:s text:c="3"/>Blocks <text:s text:c="2"/>Id <text:s/>System</text:span></text:p>
            <text:p text:style-name="P1"><text:span text:style-name="T16">/dev/hdb1 <text:s text:c="6"/>1 <text:s text:c="4"/>32 <text:s text:c="3"/>257008+ <text:s/>82 <text:s/>Linux swap</text:span></text:p>
            <text:p text:style-name="P1"><text:span text:style-name="T16">/dev/hdb2 <text:s text:c="5"/>33 <text:s text:c="2"/>2498 <text:s/>19808145 <text:s text:c="2"/>83 <text:s/>Linux</text:span></text:p>
            <text:p text:style-name="P1"/>
          </draw:text-box>
        </draw:frame>
        <draw:frame draw:style-name="gr10" draw:text-style-name="P1" draw:layer="layout" svg:width="27.668cm" svg:height="8.001cm" svg:x="1.272cm" svg:y="12.019cm">
          <draw:text-box>
            <text:p text:style-name="P1"><text:span text:style-name="T8">rmsbase:~# fdisk /dev/hdc</text:span></text:p>
            <text:p text:style-name="P1"><text:span text:style-name="T8"/></text:p>
            <text:p text:style-name="P1"><text:span text:style-name="T8">Command (m for help): p</text:span></text:p>
            <text:p text:style-name="P1"><text:span text:style-name="T8">Disk /dev/hdc: 20.5 GB, 20547841536 bytes</text:span></text:p>
            <text:p text:style-name="P1"><text:span text:style-name="T8">255 heads, 63 sectors/track, 2498 cylinders</text:span></text:p>
            <text:p text:style-name="P1"><text:span text:style-name="T8">Units = cylinders of 16065 * 512 = 8225280 bytes</text:span></text:p>
            <text:p text:style-name="P1"><text:span text:style-name="T8"/></text:p>
            <text:p text:style-name="P1"><text:span text:style-name="T8"><text:s text:c="3"/></text:span><text:span text:style-name="T8">Device Boot <text:s text:c="3"/>Start <text:s text:c="6"/>End <text:s text:c="3"/>Blocks <text:s text:c="2"/>Id <text:s/>System</text:span></text:p>
            <text:p text:style-name="P1"><text:span text:style-name="T8">/dev/hdc1 <text:s text:c="12"/>1 <text:s text:c="7"/>31 <text:s text:c="3"/>248976 <text:s text:c="2"/>82 <text:s/>Linux swap</text:span></text:p>
            <text:p text:style-name="P1"><text:span text:style-name="T8">/dev/hdc2 <text:s text:c="11"/>32 <text:s text:c="5"/>2498 <text:s/>19816177+ <text:s/>83 <text:s/>Linux</text:span></text:p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" draw:layer="layout" svg:width="23.996cm" svg:height="2.152cm" svg:x="2.942cm" svg:y="0.74cm" presentation:class="title" presentation:user-transformed="true">
          <draw:text-box>
            <text:p text:style-name="P1">/etc/fstab</text:p>
          </draw:text-box>
        </draw:frame>
        <draw:frame presentation:style-name="pr17" draw:text-style-name="P26" draw:layer="layout" svg:width="26.802cm" svg:height="17.455cm" svg:x="1.592cm" svg:y="3.014cm" presentation:class="outline" presentation:user-transformed="true">
          <draw:text-box>
            <text:list text:style-name="L3">
              <text:list-item>
                <text:p text:style-name="P5"><text:span text:style-name="T20">rmsbase:~# cat /etc/fstab</text:span></text:p>
              </text:list-item>
            </text:list>
            <text:list text:style-name="L5">
              <text:list-item>
                <text:p text:style-name="P24"><text:span text:style-name="T16"># /etc/fstab: static file system information.</text:span></text:p>
              </text:list-item>
            </text:list>
            <text:list text:style-name="L5">
              <text:list-item>
                <text:p text:style-name="P24"><text:span text:style-name="T16">#</text:span></text:p>
              </text:list-item>
            </text:list>
            <text:list text:style-name="L5">
              <text:list-item>
                <text:p text:style-name="P24"><text:span text:style-name="T16"># &lt;fs&gt;</text:span><text:span text:style-name="T16"><text:tab/></text:span><text:span text:style-name="T16"> <text:s text:c="2"/>&lt;mt point&gt; &lt;type&gt; <text:s text:c="2"/>&lt;options&gt; <text:s text:c="5"/>&lt;dmp&gt;&lt;pss&gt;</text:span></text:p>
              </text:list-item>
            </text:list>
            <text:list text:style-name="L5">
              <text:list-item>
                <text:p text:style-name="P24"><text:span text:style-name="T16">proc </text:span><text:span text:style-name="T16"><text:tab/></text:span><text:span text:style-name="T16"> <text:s text:c="5"/>/proc <text:s text:c="5"/>proc <text:s text:c="4"/>defaults <text:s text:c="10"/>0 0</text:span></text:p>
              </text:list-item>
            </text:list>
            <text:list text:style-name="L5">
              <text:list-item>
                <text:p text:style-name="P24"><text:span text:style-name="T16">/dev/hda8 <text:s/>none <text:s text:c="6"/>swap <text:s text:c="4"/>sw <text:s text:c="16"/>0 0</text:span></text:p>
              </text:list-item>
            </text:list>
            <text:list text:style-name="L5">
              <text:list-item>
                <text:p text:style-name="P24"><text:span text:style-name="T16">/dev/hdb1 <text:s/>none <text:s text:c="6"/>swap <text:s text:c="4"/>sw <text:s text:c="16"/>0 0</text:span></text:p>
              </text:list-item>
            </text:list>
            <text:list text:style-name="L5">
              <text:list-item>
                <text:p text:style-name="P24"><text:span text:style-name="T16">/dev/hdc1 <text:s/>none <text:s text:c="6"/>swap <text:s text:c="4"/>sw <text:s text:c="16"/>0 0</text:span></text:p>
              </text:list-item>
            </text:list>
            <text:list text:style-name="L5">
              <text:list-item>
                <text:p text:style-name="P24"><text:span text:style-name="T16">/dev/hda3 <text:s/>/ <text:s text:c="9"/>ext3 <text:s text:c="4"/>errors=remount-ro <text:s/>0 1</text:span></text:p>
              </text:list-item>
            </text:list>
            <text:list text:style-name="L5">
              <text:list-item>
                <text:p text:style-name="P24"><text:span text:style-name="T16">/dev/hda1 <text:s/>/win98 <text:s text:c="4"/>auto <text:s text:c="4"/>rw,user,noauto <text:s text:c="4"/>3 1</text:span></text:p>
              </text:list-item>
            </text:list>
            <text:list text:style-name="L5">
              <text:list-item>
                <text:p text:style-name="P24"><text:span text:style-name="T16">/dev/hda6 <text:s/>/knoppix <text:s text:c="2"/>reiserfs defaults <text:s text:c="10"/>2 2</text:span></text:p>
              </text:list-item>
            </text:list>
            <text:list text:style-name="L5">
              <text:list-item>
                <text:p text:style-name="P24"><text:span text:style-name="T16">/dev/hda7 <text:s/>/de2 <text:s text:c="6"/>reiserfs defaults <text:s text:c="10"/>2 2</text:span></text:p>
              </text:list-item>
            </text:list>
            <text:list text:style-name="L5">
              <text:list-item>
                <text:p text:style-name="P24"><text:span text:style-name="T16">/dev/hdb2 <text:s/>/var/work1 reiserfs defaults <text:s text:c="10"/>3 3</text:span></text:p>
              </text:list-item>
            </text:list>
            <text:list text:style-name="L5">
              <text:list-item>
                <text:p text:style-name="P24"><text:span text:style-name="T16">/dev/hdc2 <text:s/>/var/www <text:s text:c="2"/>reiserfs defaults <text:s text:c="10"/>3 3</text:span></text:p>
              </text:list-item>
            </text:list>
            <text:list text:style-name="L5">
              <text:list-item>
                <text:p text:style-name="P24"><text:span text:style-name="T16">/dev/cdrom /cdrom <text:s text:c="4"/>iso9660 <text:s/>ro,user,noauto <text:s text:c="4"/>0 0</text:span></text:p>
              </text:list-item>
            </text:list>
            <text:list text:style-name="L5">
              <text:list-item>
                <text:p text:style-name="P24"><text:span text:style-name="T16">/dev/fd0 <text:s text:c="2"/>/floppy <text:s text:c="3"/>auto <text:s text:c="4"/>user,noauto <text:s text:c="7"/>0 0</text:span></text:p>
              </text:list-item>
            </text:list>
            <text:list text:style-name="L5">
              <text:list-item>
                <text:p text:style-name="P24"><text:span text:style-name="T27">/var/iso/test.iso /var/iso/test iso9660 <text:s/>noauto,user,ro,loop=/dev/loop0 0 0</text:span></text:p>
              </text:list-item>
            </text:list>
            <text:list text:style-name="L5">
              <text:list-item>
                <text:p text:style-name="P24"><text:span text:style-name="T28"/></text:p>
              </text:list-item>
            </text:list>
            <text:list text:style-name="L3">
              <text:list-item>
                <text:p text:style-name="P25"><text:span text:style-name="T29">fstab: informasi statik sistem berka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3.996cm" svg:height="3.256cm" svg:x="2.829cm" svg:y="0.74cm" presentation:class="title" presentation:user-transformed="true">
          <draw:text-box>
            <text:p text:style-name="P1"><text:span text:style-name="T18">$ df</text:span></text:p>
          </draw:text-box>
        </draw:frame>
        <draw:frame presentation:style-name="pr13" draw:text-style-name="P27" draw:layer="layout" svg:width="23.996cm" svg:height="12.285cm" svg:x="2.867cm" svg:y="5.212cm" presentation:class="outline" presentation:user-transformed="true">
          <draw:text-box>
            <text:list text:style-name="L3">
              <text:list-item>
                <text:p text:style-name="P19"><text:span text:style-name="T30">df</text:span></text:p>
              </text:list-item>
            </text:list>
            <text:list text:style-name="L3">
              <text:list-item>
                <text:p text:style-name="P16"><text:span text:style-name="T30"/></text:p>
              </text:list-item>
            </text:list>
            <text:list text:style-name="L3">
              <text:list-item>
                <text:p text:style-name="P16"><text:span text:style-name="T13">Filesystems</text:span><text:span text:style-name="T8"> 1K-blocks <text:s text:c="3"/>Used Available Use% Mounted on</text:span></text:p>
              </text:list-item>
            </text:list>
            <text:list text:style-name="L5">
              <text:list-item>
                <text:p text:style-name="P24"><text:span text:style-name="T8">/dev/hda3 <text:s/>27561176 <text:s/>10571116 <text:s/>15589996 <text:s/>41% /</text:span></text:p>
              </text:list-item>
            </text:list>
            <text:list text:style-name="L5">
              <text:list-item>
                <text:p text:style-name="P24"><text:span text:style-name="T8">/dev/hda6 <text:s text:c="2"/>2931732 <text:s text:c="3"/>219772 <text:s text:c="2"/>2711960 <text:s text:c="2"/>8% /knoppix</text:span></text:p>
              </text:list-item>
            </text:list>
            <text:list text:style-name="L5">
              <text:list-item>
                <text:p text:style-name="P24"><text:span text:style-name="T8">/dev/hda7 <text:s text:c="2"/>2931732 <text:s text:c="3"/>268432 <text:s text:c="2"/>2663300 <text:s/>10% /de2</text:span></text:p>
              </text:list-item>
            </text:list>
            <text:list text:style-name="L5">
              <text:list-item>
                <text:p text:style-name="P24"><text:span text:style-name="T8">/dev/hdb2 <text:s/>19807532 <text:s text:c="2"/>8182092 <text:s/>11625440 <text:s/>42% /var/work1</text:span></text:p>
              </text:list-item>
            </text:list>
            <text:list text:style-name="L5">
              <text:list-item>
                <text:p text:style-name="P24"><text:span text:style-name="T8">/dev/hdc2 <text:s/>19815564 <text:s text:c="2"/>8167316 <text:s/>11648248 <text:s/>42% /var/www</text:span></text:p>
              </text:list-item>
            </text:list>
            <text:list text:style-name="L5">
              <text:list-item>
                <text:p text:style-name="P24"><text:span text:style-name="T8">/dev/hda1 <text:s text:c="2"/>4192752 <text:s text:c="2"/>3500728 <text:s text:c="3"/>692024 <text:s/>84% /win98</text:span></text:p>
              </text:list-item>
            </text:list>
            <text:list text:style-name="L3">
              <text:list-item>
                <text:p text:style-name="P16"><text:span text:style-name="T14"/></text:p>
              </text:list-item>
            </text:list>
            <text:list text:style-name="L3">
              <text:list-item>
                <text:p text:style-name="P19"><text:span text:style-name="T29">df: pendaya-gunaan sistem berka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8" draw:text-style-name="P1" draw:layer="layout" svg:width="23.996cm" svg:height="2.491cm" svg:x="2.943cm" svg:y="0.985cm" presentation:class="title" presentation:user-transformed="true">
          <draw:text-box>
            <text:p text:style-name="P1">Struktur Direktori</text:p>
          </draw:text-box>
        </draw:frame>
        <draw:frame presentation:style-name="pr5" draw:text-style-name="P5" draw:layer="layout" svg:width="23.996cm" svg:height="14.133cm" svg:x="2.867cm" svg:y="4.272cm" presentation:class="outline" presentation:user-transformed="true">
          <draw:text-box>
            <text:list text:style-name="L3">
              <text:list-item>
                <text:p text:style-name="P5">/proc <text:s text:c="2"/>-- sistem berkas khusus kernel</text:p>
              </text:list-item>
            </text:list>
            <text:list text:style-name="L3">
              <text:list-item>
                <text:p text:style-name="P5">/home -- Home Para Pengguna (users)</text:p>
              </text:list-item>
            </text:list>
            <text:list text:style-name="L3">
              <text:list-item>
                <text:p text:style-name="P5">/etc <text:s text:c="4"/>-- tempat konfigurasi</text:p>
              </text:list-item>
            </text:list>
            <text:list text:style-name="L3">
              <text:list-item>
                <text:p text:style-name="P5">/bin, /usr/bin -- standard binaries</text:p>
              </text:list-item>
            </text:list>
            <text:list text:style-name="L3">
              <text:list-item>
                <text:p text:style-name="P5">/sbin, /usr/sbin -- standard system binaries </text:p>
              </text:list-item>
            </text:list>
            <text:list text:style-name="L3">
              <text:list-item>
                <text:p text:style-name="P5">/var <text:s text:c="4"/>-- data variabel</text:p>
              </text:list-item>
            </text:list>
            <text:list text:style-name="L3">
              <text:list-item>
                <text:p text:style-name="P5">/boot <text:s/>-- kernel</text:p>
              </text:list-item>
            </text:list>
            <text:list text:style-name="L3">
              <text:list-item>
                <text:p text:style-name="P5">/usr/local -- keperluan lokal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/etc/passwd -- /etc/shadow</text:p>
          </draw:text-box>
        </draw:frame>
        <draw:frame presentation:style-name="pr13" draw:text-style-name="P28" draw:layer="layout" svg:width="23.996cm" svg:height="12.285cm" svg:x="2.905cm" svg:y="6.16cm" presentation:class="outline" presentation:user-transformed="true">
          <draw:text-box>
            <text:list text:style-name="L3">
              <text:list-item>
                <text:p text:style-name="P16"><text:span text:style-name="T15">/etc/passwd </text:span><text:span text:style-name="T31">(rw - <text:s/>r - - <text:s/>r - - )</text:span></text:p>
              </text:list-item>
            </text:list>
            <text:list text:style-name="L3">
              <text:list-item>
                <text:p text:style-name="P16"><text:span text:style-name="T15">root:x:0:0:root:/root:/bin/bash</text:span></text:p>
              </text:list-item>
            </text:list>
            <text:list text:style-name="L3">
              <text:list-item>
                <text:p text:style-name="P16"><text:span text:style-name="T15">daemon:x:1:1:daemon:/usr/sbin:/bin/sh</text:span></text:p>
              </text:list-item>
            </text:list>
            <text:list text:style-name="L3">
              <text:list-item>
                <text:p text:style-name="P16"><text:span text:style-name="T15">bin:x:2:2:bin:/bin:/bin/sh</text:span></text:p>
              </text:list-item>
            </text:list>
            <text:list text:style-name="L3">
              <text:list-item>
                <text:p text:style-name="P16"><text:span text:style-name="T15">sys:x:3:3:sys:/dev:/bin/sh</text:span></text:p>
              </text:list-item>
            </text:list>
            <text:list text:style-name="L3">
              <text:list-item>
                <text:p text:style-name="P16"><text:span text:style-name="T15">sync:x:4:100:sync:/bin:/bin/sync</text:span></text:p>
              </text:list-item>
            </text:list>
            <text:list text:style-name="L3">
              <text:list-item>
                <text:p text:style-name="P16"><text:span text:style-name="T15">games:x:5:100:games:/usr/games:/bin/sh</text:span></text:p>
              </text:list-item>
            </text:list>
            <text:list text:style-name="L3">
              <text:list-item>
                <text:p text:style-name="P16"><text:span text:style-name="T15">rms46:x:1000:1000:</text:span><text:span text:style-name="T32">Rahmat M. Samik-Ibrahim</text:span><text:span text:style-name="T15">:/home/rms46:/bin/bash</text:span></text:p>
              </text:list-item>
            </text:list>
            <text:list text:style-name="L3">
              <text:list-item>
                <text:p text:style-name="P16"><text:span text:style-name="T15"/></text:p>
              </text:list-item>
            </text:list>
            <text:list text:style-name="L3">
              <text:list-item>
                <text:p text:style-name="P16"><text:span text:style-name="T15">/etc/shadow </text:span><text:span text:style-name="T31">(rw - <text:s/>r - - <text:s/>- - - )</text:span></text:p>
              </text:list-item>
            </text:list>
            <text:list text:style-name="L3">
              <text:list-item>
                <text:p text:style-name="P16"><text:span text:style-name="T15">rms46:</text:span><text:span text:style-name="T20">xsderfjkljslkjlsjlkjllkjls</text:span><text:span text:style-name="T15">:1:1:11111:1:::</text:span></text:p>
              </text:list-item>
            </text:list>
            <text:list text:style-name="L3">
              <text:list-item>
                <text:p text:style-name="P28"/>
              </text:list-item>
            </text:list>
          </draw:text-box>
        </draw:frame>
        <draw:connector draw:style-name="gr3" draw:text-style-name="P13" draw:layer="layout" draw:type="curve" svg:x1="10.009cm" svg:y1="15.81cm" svg:x2="8.871cm" svg:y2="16.682cm">
          <text:p text:style-name="P1"/>
        </draw:connector>
        <draw:line draw:style-name="gr11" draw:text-style-name="P13" draw:layer="layout" svg:x1="5.724cm" svg:y1="15.392cm" svg:x2="18.841cm" svg:y2="15.354cm">
          <text:p text:style-name="P1"/>
        </draw:line>
        <draw:frame draw:style-name="gr12" draw:text-style-name="P29" draw:layer="layout" svg:width="6.975cm" svg:height="0.983cm" svg:x="4.815cm" svg:y="16.984cm">
          <draw:text-box>
            <text:p text:style-name="P1"><text:span text:style-name="T33">enkripsi password</text:span></text:p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vantgarde" style:font-family-generic="swiss" style:font-pitch="variable" fo:font-size="48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 draw:fill-image-width="0cm" draw:fill-image-height="0cm"/>
      <style:paragraph-properties fo:margin-left="0.84cm" fo:margin-right="0.76cm" fo:margin-top="0.74cm" fo:margin-bottom="0.76cm" fo:text-inden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Avantgarde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74cm" fo:margin-bottom="0.76cm" fo:margin-left="0.84cm" fo:margin-right="0.76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7.798cm"/>
    </style:style>
    <style:style style:name="pr1" style:family="presentation" style:parent-style-name="Default-title">
      <style:graphic-properties draw:fill-color="#ffffff" draw:auto-grow-height="false" fo:min-height="3.505cm"/>
    </style:style>
    <style:style style:name="pr2" style:family="presentation" style:parent-style-name="Default-outline1">
      <style:graphic-properties draw:fill-color="#ffffff" draw:auto-grow-height="false" fo:min-height="13.2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draw:frame presentation:style-name="pr1" draw:text-style-name="P1" draw:layer="backgroundobjects" svg:width="23.996cm" svg:height="3.255cm" svg:x="2.905cm" svg:y="2.358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96cm" svg:height="12.284cm" svg:x="2.905cm" svg:y="6.1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layer="backgroundobjects" svg:width="29.343cm" svg:height="0.949cm" svg:x="0.369cm" svg:y="19.291cm">
        <draw:text-box>
          <text:p text:style-name="P11"><text:span text:style-name="T1">© 2002-2005 Rahmat M. Samik-Ibrahim -- GNU Free Document License -- Silakan secara bebas menggandakan presentasi ini -- </text:span><text:page-number>&lt;number&gt;</text:page-number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initial-creator>Rahmat Samik-Ibrahim</meta:initial-creator>
    <meta:creation-date>2002-05-15T13:44:08</meta:creation-date>
    <dc:date>2005-11-23T17:56:16</dc:date>
    <meta:print-date>2003-05-20T15:09:27</meta:print-date>
    <dc:language>en-US</dc:language>
    <meta:editing-cycles>130</meta:editing-cycles>
    <meta:editing-duration>PT9H39M49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